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90e9e" officeooo:paragraph-rsid="00490e9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a846f" officeooo:paragraph-rsid="006a846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fdad8" officeooo:paragraph-rsid="0047b03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a846f" officeooo:paragraph-rsid="006a846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1c0208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f0456" officeooo:paragraph-rsid="005f0456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abbce" officeooo:paragraph-rsid="00617e09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abbce" officeooo:paragraph-rsid="005e0252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e0800" officeooo:paragraph-rsid="005e0800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c6f2c" officeooo:paragraph-rsid="005e0800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c6f2c" officeooo:paragraph-rsid="005f0456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d5ad9" officeooo:paragraph-rsid="005e0800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8edef" officeooo:paragraph-rsid="005e0800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90e9e" officeooo:paragraph-rsid="00490e9e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fdad8" officeooo:paragraph-rsid="003fdad8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637699" officeooo:paragraph-rsid="00637699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e0252" officeooo:paragraph-rsid="005e0252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a846f" officeooo:paragraph-rsid="006a846f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6a846f" officeooo:paragraph-rsid="006a846f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5c6f2c" officeooo:paragraph-rsid="005e0252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5f0456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3fdad8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47b038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5f0456" officeooo:paragraph-rsid="005f0456"/>
    </style:style>
    <style:style style:name="P28" style:family="paragraph" style:parent-style-name="Standard" style:list-style-name="L6">
      <style:text-properties officeooo:paragraph-rsid="003148d5"/>
    </style:style>
    <style:style style:name="P29" style:family="paragraph" style:parent-style-name="Standard" style:list-style-name="L6">
      <style:text-properties officeooo:paragraph-rsid="006c75e8"/>
    </style:style>
    <style:style style:name="P30" style:family="paragraph" style:parent-style-name="Standard" style:list-style-name="L6">
      <style:text-properties officeooo:rsid="006cae8f" officeooo:paragraph-rsid="006cae8f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e6761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fdad8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c279b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e0800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c6f2c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f0456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61a3d8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e6761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abbce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fdad8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5f0456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c6f2c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6c0f6e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6af1f7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90e9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6a846f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officeooo:rsid="005abbce" style:font-size-asian="12pt" style:font-size-complex="1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e6761" style:font-weight-asian="bold" style:font-weight-complex="bold"/>
    </style:style>
    <style:style style:name="T26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179cd7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637699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6cae8f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6c75e8" style:font-size-asian="12pt" style:font-size-complex="12pt"/>
    </style:style>
    <style:style style:name="T31" style:family="text">
      <style:text-properties style:text-underline-style="none" fo:font-weight="bold" officeooo:rsid="00506b29" style:font-weight-asian="bold" style:font-weight-complex="bold"/>
    </style:style>
    <style:style style:name="T32" style:family="text">
      <style:text-properties style:text-underline-style="none" fo:font-weight="bold" officeooo:rsid="005abbce" style:font-weight-asian="bold" style:font-weight-complex="bold"/>
    </style:style>
    <style:style style:name="T33" style:family="text">
      <style:text-properties style:text-underline-style="none" fo:font-weight="bold" officeooo:rsid="005f0456" style:font-weight-asian="bold" style:font-weight-complex="bold"/>
    </style:style>
    <style:style style:name="T34" style:family="text">
      <style:text-properties style:text-underline-style="none" officeooo:rsid="005abbce"/>
    </style:style>
    <style:style style:name="T35" style:family="text">
      <style:text-properties style:text-underline-style="none" officeooo:rsid="005f0456"/>
    </style:style>
    <style:style style:name="T36" style:family="text">
      <style:text-properties style:text-underline-style="none" officeooo:rsid="0065e56a"/>
    </style:style>
    <style:style style:name="T37" style:family="text">
      <style:text-properties officeooo:rsid="0051722a"/>
    </style:style>
    <style:style style:name="T38" style:family="text">
      <style:text-properties officeooo:rsid="005e0252"/>
    </style:style>
    <style:style style:name="T39" style:family="text">
      <style:text-properties officeooo:rsid="005e0800"/>
    </style:style>
    <style:style style:name="T40" style:family="text">
      <style:text-properties officeooo:rsid="005f0456"/>
    </style:style>
    <style:style style:name="T41" style:family="text">
      <style:text-properties officeooo:rsid="0062a103"/>
    </style:style>
    <style:style style:name="T42" style:family="text">
      <style:text-properties officeooo:rsid="006876bd"/>
    </style:style>
    <style:style style:name="T43" style:family="text">
      <style:text-properties officeooo:rsid="006cae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5">031</text:span><text:span text:style-name="T16"> - </text:span><text:span text:style-name="T17">Flight - </text:span><text:span text:style-name="T18">Pre</text:span><text:span text:style-name="T17">f</text:span><text:span text:style-name="T19">light, </text:span><text:span text:style-name="T20">Takeoff,</text:span><text:span text:style-name="T19"> </text:span><text:span text:style-name="T21">Navigation, Landing, </text:span><text:span text:style-name="T22">Performance Limits</text:span></text:p>
      <text:p text:style-name="P1"/>
      <text:p text:style-name="P1">Before takeoff (hot start <text:span text:style-name="T37">or manually cold started</text:span>)</text:p>
      <text:list xml:id="list1541018036" text:style-name="L1">
        <text:list-item>
          <text:p text:style-name="P9">CANOPY ... OPEN to rearm/refuel</text:p>
        </text:list-item>
        <text:list-item>
          <text:p text:style-name="P23"><text:span text:style-name="T10">O</text:span><text:span text:style-name="T11">xygen Switch</text:span><text:span text:style-name="T23"> ... </text:span><text:span text:style-name="T11">OXYGEN</text:span><text:span text:style-name="T23"> (left elbow)</text:span></text:p>
        </text:list-item>
        <text:list-item>
          <text:p text:style-name="P24"><text:span text:style-name="T13">Radar Mode</text:span><text:span text:style-name="T2"> knob ... </text:span><text:span text:style-name="T10">STBY</text:span><text:span text:style-name="T2"> </text:span><text:span text:style-name="T7">(left console)</text:span></text:p>
        </text:list-item>
        <text:list-item>
          <text:p text:style-name="P10"><text:span text:style-name="T33">Shoulder Harness</text:span><text:span text:style-name="T35"> ... </text:span><text:span text:style-name="T33">Lock</text:span><text:span text:style-name="T35"> (forward) (left side of seat)</text:span></text:p>
        </text:list-item>
        <text:list-item>
          <text:p text:style-name="P11"><text:span text:style-name="T24">Spoiler Arm</text:span> switch ... <text:span text:style-name="T24">ARM</text:span> (left console front)</text:p>
        </text:list-item>
        <text:list-item>
          <text:p text:style-name="P25"><text:span text:style-name="T12">Altimeter</text:span><text:span text:style-name="T3"> ... </text:span><text:span text:style-name="T12">Set to zero</text:span><text:span text:style-name="T3"> with </text:span><text:span text:style-name="T4">pressure adjustment </text:span><text:span text:style-name="T3">knob </text:span><text:span text:style-name="T7">(instrument panel left)</text:span></text:p>
        </text:list-item>
        <text:list-item>
          <text:p text:style-name="P12"><text:span text:style-name="T24">Countermeasures and ECM</text:span> <text:span text:style-name="T40">(all on left eyebrow panel)</text:span>:</text:p>
          <text:list>
            <text:list-item>
              <text:p text:style-name="P13"><text:span text:style-name="T24">APR-27 ON/OFF</text:span> switch ... <text:span text:style-name="T24">ON</text:span> (RWR system)</text:p>
            </text:list-item>
            <text:list-item>
              <text:p text:style-name="P13"><text:span text:style-name="T24">ECM Selector</text:span> <text:span text:style-name="T40">k</text:span>nob ... <text:span text:style-name="T24">As desired</text:span> (assuming STBY means no ECM, REC means on lock, RPT means always on)</text:p>
            </text:list-item>
            <text:list-item>
              <text:p text:style-name="P13"><text:span text:style-name="T24">APR-25 on/off</text:span> switch ... <text:span text:style-name="T24">APR-25</text:span> (RRW system)</text:p>
            </text:list-item>
            <text:list-item>
              <text:p text:style-name="P15"><text:span text:style-name="T24">Countermeasures Power Toggle</text:span> switch ... <text:span text:style-name="T24">PWR</text:span></text:p>
            </text:list-item>
          </text:list>
        </text:list-item>
        <text:list-item>
          <text:p text:style-name="P14"><text:span text:style-name="T24">APN-153 Doppler Radar Mode</text:span> knob .. <text:span text:style-name="T24">LAND</text:span> or <text:span text:style-name="T24">SEA</text:span> (right console forward)</text:p>
        </text:list-item>
        <text:list-item>
          <text:p text:style-name="P14"><text:span text:style-name="T24">ASN-41 Function Selector</text:span> Knob ... <text:span text:style-name="T24">STBY</text:span> (right console forward)</text:p>
        </text:list-item>
        <text:list-item>
          <text:p text:style-name="P24"><text:span text:style-name="T14">Cabin Pressure</text:span><text:span text:style-name="T6"> Switch ... </text:span><text:span text:style-name="T14">NORM</text:span><text:span text:style-name="T6">?? </text:span><text:span text:style-name="T7">(right console middle, outboard)</text:span></text:p>
        </text:list-item>
        <text:list-item>
          <text:p text:style-name="P14"><text:span text:style-name="T25">I</text:span><text:span text:style-name="T24">NSTRUMENT</text:span> and <text:span text:style-name="T24">CONSOLE</text:span> lighting knobs ... As desired <text:span text:style-name="T39">(aft of right elbow)</text:span></text:p>
        </text:list-item>
        <text:list-item>
          <text:p text:style-name="P16"><text:span text:style-name="T31">F</text:span><text:span text:style-name="T32">laps</text:span><text:span text:style-name="T34"> ... </text:span><text:span text:style-name="T32">1/2</text:span><text:span text:style-name="T34"> </text:span><text:span text:style-name="T36">(gauge, left console front)</text:span></text:p>
        </text:list-item>
        <text:list-item>
          <text:p text:style-name="P26"><text:span text:style-name="T12">Pitch Trim</text:span><text:span text:style-name="T3"> ... As needed (dial, </text:span><text:span text:style-name="T5">right console front)</text:span><text:span text:style-name="T3"> (</text:span><text:span text:style-name="T8">medium load = 4 deg??</text:span><text:span text:style-name="T3">)</text:span></text:p>
        </text:list-item>
        <text:list-item>
          <text:p text:style-name="P27"><text:span text:style-name="T12">C</text:span><text:span text:style-name="T9">anopy</text:span><text:span text:style-name="T1"> ... </text:span><text:span text:style-name="T9">Close</text:span></text:p>
        </text:list-item>
        <text:list-item>
          <text:p text:style-name="P17">Begin taxi.</text:p>
        </text:list-item>
      </text:list>
      <text:p text:style-name="P6"/>
      <text:p text:style-name="P3">Takeoff</text:p>
      <text:list xml:id="list21860813" text:style-name="L2">
        <text:list-item>
          <text:p text:style-name="P18">Begin takeoff run.</text:p>
        </text:list-item>
        <text:list-item>
          <text:p text:style-name="P18">Rotate at 145 <text:span text:style-name="T38">kts</text:span> <text:span text:style-name="T38">(line on airspeed indicator)</text:span>. <text:s/><text:span text:style-name="T42">Rotate to about 20 deg</text:span><text:span text:style-name="T38">, horizon should </text:span><text:span text:style-name="T41">about line up with the top frame of the radar display.</text:span></text:p>
        </text:list-item>
      </text:list>
      <text:list xml:id="list914251735" text:style-name="L3">
        <text:list-item>
          <text:list>
            <text:list-item>
              <text:p text:style-name="P19">Don't get too fast on the ground or you'll pop a tire.</text:p>
            </text:list-item>
          </text:list>
        </text:list-item>
      </text:list>
      <text:list xml:id="list193656863241248" text:continue-list="list21860813" text:style-name="L2">
        <text:list-item>
          <text:p text:style-name="P20">Flaps up around 200 kts.</text:p>
        </text:list-item>
      </text:list>
      <text:p text:style-name="P5"/>
      <text:p text:style-name="P4">Navigation and TACAN</text:p>
      <text:list xml:id="list3827422791" text:style-name="L4">
        <text:list-item>
          <text:p text:style-name="P21">TODO</text:p>
        </text:list-item>
      </text:list>
      <text:p text:style-name="P7"/>
      <text:p text:style-name="P4">Landing</text:p>
      <text:list xml:id="list1493321350" text:style-name="L5">
        <text:list-item>
          <text:p text:style-name="P22">TODO</text:p>
        </text:list-item>
      </text:list>
      <text:p text:style-name="P5"/>
      <text:p text:style-name="P2">Performance limits</text:p>
      <text:list xml:id="list4158191442" text:style-name="L6">
        <text:list-item>
          <text:p text:style-name="P29"><text:span text:style-name="T29">F</text:span><text:span text:style-name="T30">uel: 5440 lbs </text:span><text:span text:style-name="T29">internal</text:span></text:p>
          <text:list>
            <text:list-item>
              <text:p text:style-name="P30"><text:span text:style-name="T26">150 gal drop tank: 1001 lbs</text:span></text:p>
            </text:list-item>
            <text:list-item>
              <text:p text:style-name="P30"><text:span text:style-name="T26">300 gal drop tank: 2003 lbs</text:span></text:p>
            </text:list-item>
            <text:list-item>
              <text:p text:style-name="P30"><text:span text:style-name="T26">400 gal drop tank: 2670 lbs</text:span></text:p>
            </text:list-item>
          </text:list>
        </text:list-item>
        <text:list-item>
          <text:p text:style-name="P28"><text:span text:style-name="T27">Landing Gear: <text:s/>2</text:span><text:span text:style-name="T28">5</text:span><text:span text:style-name="T27">0 kts??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7-11T19:36:56.702000000</dc:date>
    <meta:editing-duration>PT10H29M56S</meta:editing-duration>
    <meta:editing-cycles>8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6" meta:word-count="291" meta:character-count="1593" meta:non-whitespace-character-count="1366"/>
  </office:meta>
</office:document-meta>
</file>